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2.5" style:family="table-row">
      <style:table-row-properties style:min-row-height="1.375in" fo:keep-together="auto"/>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1"/>
    <style:style style:name="P13" style:family="paragraph" style:parent-style-name="Heading_20_1" style:list-style-name="WWNum1">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2">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Luis Carlos Tan</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09/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sessions_controller</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5">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
      <text:list xml:id="list3610998375741857693" text:style-name="WWNum1">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new</text:span></text:p>
            <text:p text:style-name="P3"/>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row table:style-name="Table5.1">
          <table:table-cell table:style-name="Table5.A1" office:value-type="string">
            <text:p text:style-name="P1"><text:span text:style-name="T5">create</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row table:style-name="Table5.1">
          <table:table-cell table:style-name="Table5.A1" office:value-type="string">
            <text:p text:style-name="P1"><text:span text:style-name="T5">destroy</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
      <text:p text:style-name="P3"><text:soft-page-break/></text:p>
      <text:list xml:id="list60337572563" text:continue-numbering="true" text:style-name="WWNum1">
        <text:list-item>
          <text:p text:style-name="P13"/>
        </text:list-item>
        <text:list-item>
          <text:p text:style-name="P13"/>
        </text:list-item>
      </text:list>
      <text:p text:style-name="P3"/>
      <text:p text:style-name="P3"/>
      <text:p text:style-name="P3"/>
      <text:p text:style-name="P3"/>
      <text:list xml:id="list59133692744" text:continue-numbering="true" text:style-name="WWNum1">
        <text:list-item>
          <text:p text:style-name="P12"><text:bookmark text:name="_24aqd1m5sfms"/><text:span text:style-name="T5">Reviewer’s Comments:<text:line-break/></text:span></text:p>
        </text:list-item>
      </text:list>
      <text:p text:style-name="P7"/>
      <text:list xml:id="list4730322933762645104" text:style-name="WWNum2">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2" meta:word-count="396" meta:character-count="2372" meta:non-whitespace-character-count="2041"/>
    <meta:generator>LibreOfficeDev/5.1.0.3$Linux_X86_64 LibreOffice_project/</meta:generator>
  </office:meta>
</office:document-meta>
</file>